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table:number-columns-repeated="1003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table:number-columns-repeated="1003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table:number-columns-repeated="1003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195.34mm" svg:y="66.95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table:number-columns-repeated="1003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table:number-columns-repeated="1003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table:number-columns-repeated="1003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table:number-columns-repeated="1003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table:number-columns-repeated="1003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table:number-columns-repeated="1003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table:number-columns-repeated="1003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table:number-columns-repeated="1003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.00.0000</text:date>, <text:time style:data-style-name="N2" text:time-value="16:27:03.5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40</meta:editing-cycles>
    <meta:editing-duration>PT2H33M16S</meta:editing-duration>
    <dc:title>Saison Ekkart</dc:title>
    <dc:date>2017-01-24T16:34:22.968000000</dc:date>
    <dc:creator>Ekkart Kleinod</dc:creator>
    <meta:generator>LibreOffice/5.1.6.2$Windows_x86 LibreOffice_project/07ac168c60a517dba0f0d7bc7540f5afa45f0909</meta:generator>
    <meta:document-statistic meta:table-count="2" meta:cell-count="8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